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0.7992in"/>
    </style:style>
    <style:style style:name="co3" style:family="table-column">
      <style:table-column-properties fo:break-before="auto" style:column-width="2.1228in"/>
    </style:style>
    <style:style style:name="co4" style:family="table-column">
      <style:table-column-properties fo:break-before="auto" style:column-width="1.81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table:number-columns-spanned="1" table:number-rows-spanned="2">
            <text:p>n</text:p>
          </table:table-cell>
          <table:table-cell table:style-name="ce1" office:value-type="string" table:number-columns-spanned="1" table:number-rows-spanned="2">
            <text:p># swap() </text:p>
            <text:p>Calls</text:p>
          </table:table-cell>
          <table:table-cell table:style-name="ce1" office:value-type="string" table:number-columns-spanned="3" table:number-rows-spanned="1">
            <text:p># swap() </text:p>
            <text:p>Calls/f(n)</text:p>
          </table:table-cell>
          <table:covered-table-cell table:number-columns-repeated="2" table:style-name="ce2"/>
        </table:table-row>
        <table:table-row table:style-name="ro2">
          <table:covered-table-cell table:number-columns-repeated="2" table:style-name="ce2"/>
          <table:table-cell table:style-name="ce2" office:value-type="string">
            <text:p>f(n) = n</text:p>
          </table:table-cell>
          <table:table-cell table:style-name="ce2" office:value-type="string">
            <text:p>f(n) = n^2</text:p>
          </table:table-cell>
          <table:table-cell table:style-name="ce2" office:value-type="string">
            <text:p>f(n) = n^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721062">
            <text:p>45721062</text:p>
          </table:table-cell>
          <table:table-cell table:formula="of:=[.B3]/[.A3]" office:value-type="float" office:value="4572106.2">
            <text:p>4572106.2</text:p>
          </table:table-cell>
          <table:table-cell table:formula="of:=[.B3]/[.A3]^2" office:value-type="float" office:value="457210.62">
            <text:p>457210.62</text:p>
          </table:table-cell>
          <table:table-cell table:formula="of:=[.B3]/[.A3]^3" office:value-type="float" office:value="45721.062">
            <text:p>45721.0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8107982">
            <text:p>98107982</text:p>
          </table:table-cell>
          <table:table-cell table:formula="of:=[.B4]/[.A4]" office:value-type="float" office:value="4905399.1">
            <text:p>4905399.1</text:p>
          </table:table-cell>
          <table:table-cell table:formula="of:=[.B4]/[.A4]^2" office:value-type="float" office:value="245269.955">
            <text:p>245269.955</text:p>
          </table:table-cell>
          <table:table-cell table:formula="of:=[.B4]/[.A4]^3" office:value-type="float" office:value="12263.49775">
            <text:p>12263.497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3522280">
            <text:p>153522280</text:p>
          </table:table-cell>
          <table:table-cell table:formula="of:=[.B5]/[.A5]" office:value-type="float" office:value="5117409.33333333">
            <text:p>5117409.33333333</text:p>
          </table:table-cell>
          <table:table-cell table:formula="of:=[.B5]/[.A5]^2" office:value-type="float" office:value="170580.311111111">
            <text:p>170580.311111111</text:p>
          </table:table-cell>
          <table:table-cell table:formula="of:=[.B5]/[.A5]^3" office:value-type="float" office:value="5686.01037037037">
            <text:p>5686.010370370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0173451">
            <text:p>210173451</text:p>
          </table:table-cell>
          <table:table-cell table:formula="of:=[.B6]/[.A6]" office:value-type="float" office:value="5254336.275">
            <text:p>5254336.275</text:p>
          </table:table-cell>
          <table:table-cell table:formula="of:=[.B6]/[.A6]^2" office:value-type="float" office:value="131358.406875">
            <text:p>131358.406875</text:p>
          </table:table-cell>
          <table:table-cell table:formula="of:=[.B6]/[.A6]^3" office:value-type="float" office:value="3283.960171875">
            <text:p>3283.9601718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65180908">
            <text:p>265180908</text:p>
          </table:table-cell>
          <table:table-cell table:formula="of:=[.B7]/[.A7]" office:value-type="float" office:value="5303618.16">
            <text:p>5303618.16</text:p>
          </table:table-cell>
          <table:table-cell table:formula="of:=[.B7]/[.A7]^2" office:value-type="float" office:value="106072.3632">
            <text:p>106072.3632</text:p>
          </table:table-cell>
          <table:table-cell table:formula="of:=[.B7]/[.A7]^3" office:value-type="float" office:value="2121.447264">
            <text:p>2121.44726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19847373">
            <text:p>319847373</text:p>
          </table:table-cell>
          <table:table-cell table:formula="of:=[.B8]/[.A8]" office:value-type="float" office:value="5330789.55">
            <text:p>5330789.55</text:p>
          </table:table-cell>
          <table:table-cell table:formula="of:=[.B8]/[.A8]^2" office:value-type="float" office:value="88846.4925">
            <text:p>88846.4925</text:p>
          </table:table-cell>
          <table:table-cell table:formula="of:=[.B8]/[.A8]^3" office:value-type="float" office:value="1480.774875">
            <text:p>1480.774875</text:p>
          </table:table-cell>
        </table:table-row>
        <table:table-row table:style-name="ro2">
          <table:table-cell table:style-name="ce2" office:value-type="string">
            <text:p>Description: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Log</text:p>
          </table:table-cell>
          <table:table-cell table:style-name="ce2" office:value-type="string">
            <text:p>Non-Zero Constant Asymptote</text:p>
          </table:table-cell>
          <table:table-cell table:style-name="ce2" office:value-type="string">
            <text:p>Zero Constant Asymptot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12/04/2011</text:date>, <text:time>14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4T13:28:22</meta:creation-date>
    <dc:date>2011-12-04T14:27:58</dc:date>
    <meta:editing-duration>PT51M29S</meta:editing-duration>
    <meta:editing-cycles>4</meta:editing-cycles>
    <meta:generator>LibreOffice/3.3$Unix LibreOffice_project/330m19$Build-202</meta:generator>
    <meta:document-statistic meta:table-count="3" meta:cell-count="41" meta:object-count="0"/>
  </office:meta>
</office:document-meta>
</file>